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c41ae" officeooo:paragraph-rsid="001c41ae"/>
    </style:style>
    <style:style style:name="P2" style:family="paragraph" style:parent-style-name="Standard" style:list-style-name="L1">
      <style:text-properties officeooo:rsid="001dcc25" officeooo:paragraph-rsid="001dcc25"/>
    </style:style>
    <style:style style:name="P3" style:family="paragraph" style:parent-style-name="Standard" style:list-style-name="L1">
      <style:text-properties officeooo:rsid="001eb383" officeooo:paragraph-rsid="001eb383"/>
    </style:style>
    <style:style style:name="P4" style:family="paragraph" style:parent-style-name="Standard" style:list-style-name="L2">
      <style:text-properties officeooo:rsid="001eb383" officeooo:paragraph-rsid="001eb383"/>
    </style:style>
    <style:style style:name="P5" style:family="paragraph" style:parent-style-name="Standard" style:list-style-name="L2">
      <style:text-properties officeooo:rsid="001c41ae" officeooo:paragraph-rsid="001c41ae"/>
    </style:style>
    <style:style style:name="P6" style:family="paragraph" style:parent-style-name="Standard" style:list-style-name="L2">
      <style:text-properties officeooo:rsid="001fb3c4" officeooo:paragraph-rsid="001fb3c4"/>
    </style:style>
    <style:style style:name="P7" style:family="paragraph" style:parent-style-name="Standard" style:list-style-name="L4">
      <style:text-properties officeooo:rsid="001fb3c4" officeooo:paragraph-rsid="001fb3c4"/>
    </style:style>
    <style:style style:name="T1" style:family="text">
      <style:text-properties style:text-position="super 58%"/>
    </style:style>
    <style:style style:name="T2" style:family="text">
      <style:text-properties officeooo:rsid="001eb383"/>
    </style:style>
    <style:style style:name="T3" style:family="text">
      <style:text-properties officeooo:rsid="001fb3c4"/>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Buland</text:p>
      <text:p text:style-name="P1">January 19<text:span text:style-name="T1">th</text:span> , 2014</text:p>
      <text:p text:style-name="P1">Homework #1.C</text:p>
      <text:p text:style-name="P1"/>
      <text:p text:style-name="P1">Summary/Response To:</text:p>
      <text:p text:style-name="P1">Mobile Phones as Sensors for Enhancing Lifestyles </text:p>
      <text:p text:style-name="P1">Quinn Jacobson, Nokia Research Center <text:s/></text:p>
      <text:p text:style-name="P1">https://www.youtube.com/watch?v=qVWVJIQUPZg </text:p>
      <text:p text:style-name="P1"><text:s/></text:p>
      <text:p text:style-name="P1">1. This talk provides a <text:span text:style-name="T2">discussion on the uses of phones as sensor networks. Using phones for crowd-sourced traffic data is a specific case that hits a lot of conscerns with using phones as sensors: privacy, efficient collection, and data integrity. A couple interesting application ideas are mentioned, but not elaborated upon. This talk is an overview of problems related to phones as sensors.</text:span></text:p>
      <text:p text:style-name="P1"/>
      <text:p text:style-name="P1">2. Things learned</text:p>
      <text:list xml:id="list3216997487256361996" text:style-name="L1">
        <text:list-item>
          <text:p text:style-name="P2">Data-sourced stereotyping effects non-contributors as well. Something I haven't considered.</text:p>
        </text:list-item>
        <text:list-item>
          <text:p text:style-name="P3">Nokia is a major camera manufacturer.</text:p>
        </text:list-item>
      </text:list>
      <text:p text:style-name="P1">3. Applications suggested by the author</text:p>
      <text:list xml:id="list8409483784252324958" text:style-name="L2">
        <text:list-item>
          <text:p text:style-name="P5">Traffic Sensing</text:p>
        </text:list-item>
        <text:list-item>
          <text:p text:style-name="P5">Auto-silent during a meeting</text:p>
        </text:list-item>
        <text:list-item>
          <text:p text:style-name="P4">Specific weather</text:p>
        </text:list-item>
        <text:list-item>
          <text:p text:style-name="P6">Group-Location correlation (best cubs bar)</text:p>
        </text:list-item>
      </text:list>
      <text:p text:style-name="P1">4. Application ideas</text:p>
      <text:list xml:id="list33625554314805429" text:style-name="L4">
        <text:list-item>
          <text:p text:style-name="P7"/>
        </text:list-item>
      </text:list>
      <text:p text:style-name="P1"/>
      <text:p text:style-name="P1">5. The biggest problem with using mobile phones as sensors is the variability of environment. Traditional sensor networks are immobile, and can be better calibrated to environment responses. Mobile phones can be subject to a huge variety of situations that would mess up sensor readings. They can be in pockets, passed between people, stored in odd locations, etc. <text:span text:style-name="T2">This mostly applies to sensors other than GPS.</text:span></text:p>
      <text:p text:style-name="P1"/>
      <text:p text:style-name="P1">6. GPS has highly increased battery drain, and it requires that users share their exact position. This is a privacy concern; <text:span text:style-name="T2">a user's data can be used to stalk them.</text:span></text:p>
      <text:p text:style-name="P1"/>
      <text:p text:style-name="P1">7. Wonders: <text:span text:style-name="T2">How accurate is the integral under the accelerometer for position sensing? I've heard it's terribly innacurate, but I'd like to see the correlation.</text:span></text:p>
      <text:p text:style-name="P1"/>
      <text:p text:style-name="P1">8. Issues: <text:span text:style-name="T3">The author hits a lot of the problems with using phones as sensors, but doesn't talk too much about new ideas; the talk seems stale and old. Though this might be because of it's age. The ideas around traffic data and privacy concerns have been know since the talk. Mainly, the question I failed to answer was: How will the information in this talk better prepare me for the future? I don't quite see velocity from this tal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0:58:19.575317526</meta:creation-date>
    <meta:generator>LibreOffice/4.1.4.2$Linux_X86_64 LibreOffice_project/410m0$Build-2</meta:generator>
    <dc:date>2014-01-19T21:56:36.659220009</dc:date>
    <meta:editing-duration>P0D</meta:editing-duration>
    <meta:editing-cycles>2</meta:editing-cycles>
    <meta:document-statistic meta:table-count="0" meta:image-count="0" meta:object-count="0" meta:page-count="1" meta:paragraph-count="23" meta:word-count="336" meta:character-count="2075" meta:non-whitespace-character-count="1762"/>
  </office:meta>
</office:document-meta>
</file>